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Header">
      <style:paragraph-properties>
        <style:tab-stops>
          <style:tab-stop style:position="3.387cm"/>
          <style:tab-stop style:position="7.325cm" style:type="center"/>
          <style:tab-stop style:position="14.651cm" style:type="right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  <text:user-field-decl office:value-type="string" office:string-value="unset" text:name="IsEmail"/>
      </text:user-field-decls>
      <text:p text:style-name="P4"><text:date style:data-style-name="N106" text:date-value="2011-12-05T12:18:00.13">5 December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1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a Cartrophen Injection</text:p>
      <text:p text:style-name="P1"/>
      <text:p text:style-name="P2"/>
      <text:p text:style-name="P2">We wish to advise that <text:user-field-get text:name="PatientName">patient.entity.name</text:user-field-get>'s Cartrophen Injection has expired and is now due.</text:p>
      <text:p text:style-name="P2"/>
      <text:p text:style-name="Text_20_body">It is important that you continue the <text:s/>program your veterinary clinician has carefully selected and outlined for <text:user-field-get text:name="PatientName">patient.entity.name</text:user-field-get>. It maintains the best possible healthcare program that you wish to provide for <text:user-field-get text:name="PatientName">patient.entity.name</text:user-field-get>.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387cm"/>
          <style:tab-stop style:position="7.325cm" style:type="center"/>
          <style:tab-stop style:position="14.651cm" style:type="right"/>
        </style:tab-stops>
      </style:paragraph-properties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section text:style-name="MSect1" text:name="Print Letterhead" text:condition="ooow:IsEmail == &quot;true&quot;" text:display="condition">
          <text:p text:style-name="Header">Print Letterhead. Replace this section with spaces to allow for the printing on paper with letterhead. This section will automatically be hidden when emailing</text:p>
        </text:section>
        <text:section text:style-name="MSect1" text:name="Email Letterhead" text:condition="ooow:IsEmail == &quot;false&quot;" text:display="condition">
          <text:p text:style-name="MP1">Email Letterhead. Replace this section with the practice logo and details. This section will automatically be hidden when printing.</text:p>
        </text:section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11</meta:editing-cycles>
    <meta:editing-duration>PT56M2S</meta:editing-duration>
    <meta:generator>OpenOffice.org/3.3$Win32 OpenOffice.org_project/330m20$Build-9567</meta:generator>
    <dc:date>2011-12-05T12:18:00.10</dc:date>
    <dc:creator>T Anderson</dc:creator>
    <meta:document-statistic meta:table-count="1" meta:image-count="0" meta:object-count="0" meta:page-count="1" meta:paragraph-count="13" meta:word-count="135" meta:character-count="1063"/>
  </office:meta>
</office:document-meta>
</file>